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49cm" style:rel-column-width="16383*"/>
    </style:style>
    <style:style style:name="Tabla4.D" style:family="table-column">
      <style:table-column-properties style:column-width="4.251cm" style:rel-column-width="16386*"/>
    </style:style>
    <style:style style:name="Tabla4.A1" style:family="table-cell">
      <style:table-cell-properties style:writing-mode="page"/>
    </style:style>
    <style:style style:name="P1" style:family="paragraph" style:parent-style-name="Standard">
      <style:text-properties officeooo:rsid="0004da7a" officeooo:paragraph-rsid="0004da7a"/>
    </style:style>
    <style:style style:name="P2" style:family="paragraph" style:parent-style-name="Table_20_Contents">
      <style:text-properties officeooo:rsid="0004da7a" officeooo:paragraph-rsid="0004da7a"/>
    </style:style>
    <style:style style:name="P3" style:family="paragraph" style:parent-style-name="Standard">
      <style:text-properties officeooo:rsid="0004da7a" officeooo:paragraph-rsid="00054b5a"/>
    </style:style>
    <style:style style:name="P4" style:family="paragraph" style:parent-style-name="Standard">
      <style:text-properties officeooo:rsid="0004da7a" officeooo:paragraph-rsid="0008b3fa"/>
    </style:style>
    <style:style style:name="P5" style:family="paragraph" style:parent-style-name="Standard">
      <style:text-properties officeooo:rsid="0004da7a" officeooo:paragraph-rsid="001998e8"/>
    </style:style>
    <style:style style:name="P6" style:family="paragraph" style:parent-style-name="Table_20_Contents">
      <style:text-properties officeooo:rsid="0004da7a" officeooo:paragraph-rsid="00143799"/>
    </style:style>
    <style:style style:name="P7" style:family="paragraph" style:parent-style-name="Standard">
      <style:text-properties officeooo:rsid="00054b5a" officeooo:paragraph-rsid="0004da7a"/>
    </style:style>
    <style:style style:name="P8" style:family="paragraph" style:parent-style-name="Standard">
      <style:text-properties officeooo:rsid="00054b5a" officeooo:paragraph-rsid="00054b5a"/>
    </style:style>
    <style:style style:name="P9" style:family="paragraph" style:parent-style-name="Standard">
      <style:text-properties officeooo:rsid="00054b5a" officeooo:paragraph-rsid="0008b3fa"/>
    </style:style>
    <style:style style:name="P10" style:family="paragraph" style:parent-style-name="Standard">
      <style:text-properties officeooo:rsid="00054b5a" officeooo:paragraph-rsid="000a36c9"/>
    </style:style>
    <style:style style:name="P11" style:family="paragraph" style:parent-style-name="Standard">
      <style:text-properties officeooo:rsid="00054b5a" officeooo:paragraph-rsid="00143799"/>
    </style:style>
    <style:style style:name="P12" style:family="paragraph" style:parent-style-name="Standard">
      <style:text-properties officeooo:rsid="00054b5a" officeooo:paragraph-rsid="001998e8"/>
    </style:style>
    <style:style style:name="P13" style:family="paragraph" style:parent-style-name="Standard">
      <style:text-properties officeooo:rsid="0008b3fa" officeooo:paragraph-rsid="0008b3fa"/>
    </style:style>
    <style:style style:name="P14" style:family="paragraph" style:parent-style-name="Table_20_Contents">
      <style:text-properties officeooo:rsid="0008b3fa" officeooo:paragraph-rsid="0008b3fa"/>
    </style:style>
    <style:style style:name="P15" style:family="paragraph" style:parent-style-name="Table_20_Contents">
      <style:text-properties officeooo:rsid="0008b3fa" officeooo:paragraph-rsid="000a36c9"/>
    </style:style>
    <style:style style:name="P16" style:family="paragraph" style:parent-style-name="Table_20_Contents">
      <style:text-properties officeooo:rsid="0008b3fa" officeooo:paragraph-rsid="00143799"/>
    </style:style>
    <style:style style:name="P17" style:family="paragraph" style:parent-style-name="Standard">
      <style:text-properties officeooo:paragraph-rsid="000b01e7"/>
    </style:style>
    <style:style style:name="P18" style:family="paragraph" style:parent-style-name="Standard">
      <style:text-properties officeooo:rsid="000c7db2" officeooo:paragraph-rsid="00143799"/>
    </style:style>
    <style:style style:name="P19" style:family="paragraph" style:parent-style-name="Standard">
      <style:text-properties officeooo:rsid="000c7db2" officeooo:paragraph-rsid="001998e8"/>
    </style:style>
    <style:style style:name="P20" style:family="paragraph" style:parent-style-name="Standard">
      <style:text-properties officeooo:rsid="00102024" officeooo:paragraph-rsid="001998e8"/>
    </style:style>
    <style:style style:name="P21" style:family="paragraph" style:parent-style-name="Standard">
      <style:text-properties officeooo:rsid="0011b7ce" officeooo:paragraph-rsid="00143799"/>
    </style:style>
    <style:style style:name="P22" style:family="paragraph" style:parent-style-name="Standard">
      <style:text-properties officeooo:rsid="0011b7ce" officeooo:paragraph-rsid="001998e8"/>
    </style:style>
    <style:style style:name="P23" style:family="paragraph" style:parent-style-name="Standard">
      <style:text-properties officeooo:rsid="0013c4c9" officeooo:paragraph-rsid="001998e8"/>
    </style:style>
    <style:style style:name="P24" style:family="paragraph" style:parent-style-name="Standard">
      <style:text-properties officeooo:rsid="00143799" officeooo:paragraph-rsid="00143799"/>
    </style:style>
    <style:style style:name="P25" style:family="paragraph" style:parent-style-name="Table_20_Contents">
      <style:text-properties officeooo:rsid="00143799" officeooo:paragraph-rsid="00143799"/>
    </style:style>
    <style:style style:name="P26" style:family="paragraph" style:parent-style-name="Standard">
      <style:text-properties officeooo:paragraph-rsid="00143799"/>
    </style:style>
    <style:style style:name="P27" style:family="paragraph" style:parent-style-name="Standard">
      <style:text-properties style:text-underline-style="none" officeooo:rsid="00143799" officeooo:paragraph-rsid="00143799"/>
    </style:style>
    <style:style style:name="P28" style:family="paragraph" style:parent-style-name="Standard">
      <style:text-properties style:text-underline-style="none" officeooo:rsid="00153569" officeooo:paragraph-rsid="00153569"/>
    </style:style>
    <style:style style:name="P29" style:family="paragraph" style:parent-style-name="Standard">
      <style:text-properties style:text-underline-style="none" officeooo:rsid="0016ccf8" officeooo:paragraph-rsid="00179452"/>
    </style:style>
    <style:style style:name="P30" style:family="paragraph" style:parent-style-name="Standard">
      <style:text-properties style:text-underline-style="none" officeooo:rsid="001998e8" officeooo:paragraph-rsid="001998e8"/>
    </style:style>
    <style:style style:name="P31" style:family="paragraph" style:parent-style-name="Standard">
      <style:text-properties officeooo:paragraph-rsid="0016ccf8"/>
    </style:style>
    <style:style style:name="P32" style:family="paragraph" style:parent-style-name="Standard">
      <style:text-properties officeooo:rsid="0016ccf8" officeooo:paragraph-rsid="0016ccf8"/>
    </style:style>
    <style:style style:name="P33" style:family="paragraph" style:parent-style-name="Standard">
      <style:text-properties officeooo:rsid="0016ccf8" officeooo:paragraph-rsid="0018f326"/>
    </style:style>
    <style:style style:name="P34" style:family="paragraph" style:parent-style-name="Standard">
      <style:text-properties officeooo:rsid="00179452" officeooo:paragraph-rsid="00179452"/>
    </style:style>
    <style:style style:name="P35" style:family="paragraph" style:parent-style-name="Standard">
      <style:text-properties officeooo:rsid="0018f326" officeooo:paragraph-rsid="0018f326"/>
    </style:style>
    <style:style style:name="P36" style:family="paragraph" style:parent-style-name="Standard">
      <style:text-properties officeooo:rsid="0018f326" officeooo:paragraph-rsid="001998e8"/>
    </style:style>
    <style:style style:name="P37" style:family="paragraph" style:parent-style-name="Standard">
      <style:text-properties officeooo:rsid="001998e8" officeooo:paragraph-rsid="001998e8"/>
    </style:style>
    <style:style style:name="P38" style:family="paragraph" style:parent-style-name="Standard">
      <style:text-properties officeooo:paragraph-rsid="001998e8"/>
    </style:style>
    <style:style style:name="P39" style:family="paragraph" style:parent-style-name="Table_20_Contents">
      <style:text-properties officeooo:paragraph-rsid="0008b3fa"/>
    </style:style>
    <style:style style:name="P40" style:family="paragraph" style:parent-style-name="Table_20_Contents">
      <style:text-properties officeooo:rsid="000a36c9" officeooo:paragraph-rsid="000a36c9"/>
    </style:style>
    <style:style style:name="P41" style:family="paragraph" style:parent-style-name="Table_20_Contents">
      <style:text-properties officeooo:rsid="000b01e7" officeooo:paragraph-rsid="000b01e7"/>
    </style:style>
    <style:style style:name="P42" style:family="paragraph" style:parent-style-name="Table_20_Contents">
      <style:text-properties officeooo:rsid="000b01e7" officeooo:paragraph-rsid="00143799"/>
    </style:style>
    <style:style style:name="P43" style:family="paragraph" style:parent-style-name="Standard">
      <style:text-properties officeooo:rsid="0006c5ed" officeooo:paragraph-rsid="000b01e7"/>
    </style:style>
    <style:style style:name="P44" style:family="paragraph" style:parent-style-name="Standard">
      <style:text-properties officeooo:rsid="000ccee8" officeooo:paragraph-rsid="00143799"/>
    </style:style>
    <style:style style:name="P45" style:family="paragraph" style:parent-style-name="Standard">
      <style:text-properties officeooo:rsid="000e57da" officeooo:paragraph-rsid="00143799"/>
    </style:style>
    <style:style style:name="P46" style:family="paragraph" style:parent-style-name="Standard">
      <style:text-properties officeooo:rsid="00102024" officeooo:paragraph-rsid="00143799"/>
    </style:style>
    <style:style style:name="P47" style:family="paragraph" style:parent-style-name="Standard">
      <style:text-properties style:text-underline-style="none" officeooo:rsid="0016ccf8" officeooo:paragraph-rsid="00179452"/>
    </style:style>
    <style:style style:name="P48" style:family="paragraph" style:parent-style-name="Standard">
      <style:text-properties style:text-underline-style="none" officeooo:rsid="00179452" officeooo:paragraph-rsid="00179452"/>
    </style:style>
    <style:style style:name="P49" style:family="paragraph" style:parent-style-name="Standard">
      <style:text-properties style:text-underline-style="none" officeooo:rsid="001998e8" officeooo:paragraph-rsid="001998e8"/>
    </style:style>
    <style:style style:name="P50" style:family="paragraph" style:parent-style-name="Standard">
      <style:text-properties style:text-underline-style="none" officeooo:rsid="0018f326" officeooo:paragraph-rsid="0018f326"/>
    </style:style>
    <style:style style:name="P51" style:family="paragraph" style:parent-style-name="Standard">
      <style:text-properties style:text-underline-style="none" officeooo:rsid="001b93b7" officeooo:paragraph-rsid="001b93b7"/>
    </style:style>
    <style:style style:name="T1" style:family="text">
      <style:text-properties officeooo:rsid="00054b5a"/>
    </style:style>
    <style:style style:name="T2" style:family="text">
      <style:text-properties officeooo:rsid="0006c5ed"/>
    </style:style>
    <style:style style:name="T3" style:family="text">
      <style:text-properties officeooo:rsid="0008b3fa"/>
    </style:style>
    <style:style style:name="T4" style:family="text">
      <style:text-properties officeooo:rsid="000a36c9"/>
    </style:style>
    <style:style style:name="T5" style:family="text">
      <style:text-properties officeooo:rsid="000b01e7"/>
    </style:style>
    <style:style style:name="T6" style:family="text">
      <style:text-properties officeooo:rsid="000be3a6"/>
    </style:style>
    <style:style style:name="T7" style:family="text">
      <style:text-properties officeooo:rsid="000c7db2"/>
    </style:style>
    <style:style style:name="T8" style:family="text">
      <style:text-properties officeooo:rsid="000ccee8"/>
    </style:style>
    <style:style style:name="T9" style:family="text">
      <style:text-properties officeooo:rsid="000e57da"/>
    </style:style>
    <style:style style:name="T10" style:family="text">
      <style:text-properties officeooo:rsid="00102024"/>
    </style:style>
    <style:style style:name="T11" style:family="text">
      <style:text-properties officeooo:rsid="0011b7ce"/>
    </style:style>
    <style:style style:name="T12" style:family="text">
      <style:text-properties officeooo:rsid="0012e70c"/>
    </style:style>
    <style:style style:name="T13" style:family="text">
      <style:text-properties officeooo:rsid="0013c4c9"/>
    </style:style>
    <style:style style:name="T14" style:family="text">
      <style:text-properties officeooo:rsid="00143799"/>
    </style:style>
    <style:style style:name="T15" style:family="text">
      <style:text-properties officeooo:rsid="00153569"/>
    </style:style>
    <style:style style:name="T16" style:family="text">
      <style:text-properties officeooo:rsid="0016ccf8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6ccf8"/>
    </style:style>
    <style:style style:name="T19" style:family="text">
      <style:text-properties style:text-underline-style="none" officeooo:rsid="00179452"/>
    </style:style>
    <style:style style:name="T20" style:family="text">
      <style:text-properties style:text-underline-style="none" officeooo:rsid="00143799"/>
    </style:style>
    <style:style style:name="T21" style:family="text">
      <style:text-properties style:text-underline-style="none" officeooo:rsid="00153569"/>
    </style:style>
    <style:style style:name="T22" style:family="text">
      <style:text-properties style:text-underline-style="none" officeooo:rsid="0018f326"/>
    </style:style>
    <style:style style:name="T23" style:family="text">
      <style:text-properties style:text-underline-style="none" officeooo:rsid="001998e8"/>
    </style:style>
    <style:style style:name="T24" style:family="text">
      <style:text-properties style:text-underline-style="none" officeooo:rsid="0013c4c9"/>
    </style:style>
    <style:style style:name="T25" style:family="text">
      <style:text-properties officeooo:rsid="00179452"/>
    </style:style>
    <style:style style:name="T26" style:family="text">
      <style:text-properties officeooo:rsid="001998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a.</text:p>
      <text:p text:style-name="P5">→ main está en posición 0x8C00</text:p>
      <text:p text:style-name="P5">- MOV R1, 0x7000 ocupa 2 palabras <text:span text:style-name="T1">(+2)</text:span></text:p>
      <text:p text:style-name="P19"><text:span text:style-name="T11">1. </text:span>| R1 = 0x7000 |</text:p>
      <text:p text:style-name="P5">- <text:span text:style-name="T1">ADD R1, 0x6000 ocupa 2 palabras (+4)</text:span></text:p>
      <text:p text:style-name="P19"><text:span text:style-name="T11">2. </text:span>| R1 = 0xD000 | Z = 0, C = 0, N = 1, V = 1 |</text:p>
      <text:p text:style-name="P38"><text:span text:style-name="T1">- JE cero ocupa 1 palabra (+5) : </text:span><text:span text:style-name="T2">salto de 00000</text:span><text:span text:style-name="T6">0</text:span><text:span text:style-name="T2">1</text:span><text:span text:style-name="T5">0 = 2</text:span></text:p>
      <text:p text:style-name="P19"><text:span text:style-name="T11">3. </text:span>| No salta |</text:p>
      <text:p text:style-name="P38"><text:span text:style-name="T1">- JL dioNegativo ocupa 1 palabra (+6) : </text:span><text:span text:style-name="T2">salto de 0000101</text:span><text:span text:style-name="T5">0 = 10</text:span></text:p>
      <text:p text:style-name="P19"><text:span text:style-name="T11">4. </text:span>| No salta |</text:p>
      <text:p text:style-name="P38"><text:span text:style-name="T1">- JVS huboOverflow ocupa 1 palabra (+7) : </text:span><text:span text:style-name="T2">salto de 000000</text:span><text:span text:style-name="T5">01 = 1</text:span></text:p>
      <text:p text:style-name="P19"><text:span text:style-name="T11">5. </text:span>| PC = <text:span text:style-name="T1">0x8C08 </text:span>|</text:p>
      <text:p text:style-name="P38"/>
      <text:p text:style-name="P12">→ cero está en posición 0x8C00 + 0x0007 = 0x8C07</text:p>
      <text:p text:style-name="P12">- DW 0x0FE0 ocupa 1 palabra (+8)</text:p>
      <text:p text:style-name="P12"/>
      <text:p text:style-name="P12">→ huboOverflow está en posición 0x8C08</text:p>
      <text:p text:style-name="P12">- MOV R2, 0x0030 ocupa 2 palabras (+A)</text:p>
      <text:p text:style-name="P19"><text:span text:style-name="T11">6. </text:span>| R2 = 0x0030 |</text:p>
      <text:p text:style-name="P12">- SUB R2, 0x00F0 ocupa 2 palabras (+C)</text:p>
      <text:p text:style-name="P19"><text:span text:style-name="T11">7. </text:span>| R2 = 0x0030 – 0x00F0 = 0xFF40 | Z = 0, C = 1, N = 1, V = 0 |</text:p>
      <text:p text:style-name="P12">- JVS huboOverflow ocupa 1 palabra (+D) : <text:span text:style-name="T2">salto de 11111011 = -5</text:span></text:p>
      <text:p text:style-name="P19"><text:span text:style-name="T11">8. </text:span>| No salta |</text:p>
      <text:p text:style-name="P12">- JE cero ocupa 1 palabra (+E) : <text:span text:style-name="T2">salto de 11111001 = -7</text:span></text:p>
      <text:p text:style-name="P19"><text:span text:style-name="T11">9. </text:span>| No salta |</text:p>
      <text:p text:style-name="P38"><text:span text:style-name="T1">- JL dioNegativo ocupa 1 palabra (+F) : </text:span><text:span text:style-name="T3">salto de 0000000</text:span><text:span text:style-name="T5">1</text:span><text:span text:style-name="T3"> = </text:span><text:span text:style-name="T5">1</text:span></text:p>
      <text:p text:style-name="P19"><text:span text:style-name="T11">10. </text:span>| PC = <text:span text:style-name="T1">0x8C10 </text:span>|</text:p>
      <text:p text:style-name="P12">- DW 0x0FE0 ocupa 1 palabra (+10)</text:p>
      <text:p text:style-name="P12"/>
      <text:p text:style-name="P12">→ dioNegativo está en posición 0x8C00 + 0x0010 = 0x8C10</text:p>
      <text:p text:style-name="P12">- CMP R2, 0xFF40 ocupa 2 palabras (+12)</text:p>
      <text:p text:style-name="P19"><text:span text:style-name="T11">11. </text:span>| Z = 1, C = 0, N = 0, V = 0 |</text:p>
      <text:p text:style-name="P38"><text:span text:style-name="T1">- JE finOk ocupa 1 palabra (+13) : </text:span><text:span text:style-name="T3">salto de 000000</text:span><text:span text:style-name="T5">01 = 1</text:span></text:p>
      <text:p text:style-name="P19"><text:span text:style-name="T11">12. </text:span>| PC = 0x8C14 |</text:p>
      <text:p text:style-name="P12">- DW 0x0FE0 ocupa 1 palabra (+14)</text:p>
      <text:p text:style-name="P12"/>
      <text:p text:style-name="P12">→ finOk está en posición 0x8C14</text:p>
      <text:p text:style-name="P12">- DW 0x0000 ocupa 1 palabra (+15)</text:p>
      <text:p text:style-name="P19"><text:span text:style-name="T11">13. </text:span>| Instrucción inválida, fin de la ejecución |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ombre etiqueta</text:p>
          </table:table-cell>
          <table:table-cell table:style-name="Tabla1.A1" office:value-type="string">
            <text:p text:style-name="P2">Dirección en memoria</text:p>
          </table:table-cell>
        </table:table-row>
        <table:table-row>
          <table:table-cell table:style-name="Tabla1.A1" office:value-type="string">
            <text:p text:style-name="P2">main</text:p>
          </table:table-cell>
          <table:table-cell table:style-name="Tabla1.A1" office:value-type="string">
            <text:p text:style-name="P3">0x8C00</text:p>
          </table:table-cell>
        </table:table-row>
        <table:table-row>
          <table:table-cell table:style-name="Tabla1.A1" office:value-type="string">
            <text:p text:style-name="P2">cero</text:p>
          </table:table-cell>
          <table:table-cell table:style-name="Tabla1.A1" office:value-type="string">
            <text:p text:style-name="P8">0x8C07</text:p>
          </table:table-cell>
        </table:table-row>
        <table:table-row>
          <table:table-cell table:style-name="Tabla1.A1" office:value-type="string">
            <text:p text:style-name="P2">huboOverflow</text:p>
          </table:table-cell>
          <table:table-cell table:style-name="Tabla1.A1" office:value-type="string">
            <text:p text:style-name="P8">0x8C08</text:p>
          </table:table-cell>
        </table:table-row>
        <table:table-row>
          <table:table-cell table:style-name="Tabla1.A1" office:value-type="string">
            <text:p text:style-name="P2">dioNegativo</text:p>
          </table:table-cell>
          <table:table-cell table:style-name="Tabla1.A1" office:value-type="string">
            <text:p text:style-name="P8">0x8C10</text:p>
          </table:table-cell>
        </table:table-row>
        <table:table-row>
          <table:table-cell table:style-name="Tabla1.A1" office:value-type="string">
            <text:p text:style-name="P2">finOk</text:p>
          </table:table-cell>
          <table:table-cell table:style-name="Tabla1.A1" office:value-type="string">
            <text:p text:style-name="P8">0x8C14</text:p>
          </table:table-cell>
        </table:table-row>
      </table:table>
      <text:p text:style-name="P7"/>
      <text:p text:style-name="P13">1.b.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4">Dirección de memoria</text:p>
          </table:table-cell>
          <table:table-cell table:style-name="Tabla2.A1" office:value-type="string">
            <text:p text:style-name="P14">Instrucción</text:p>
          </table:table-cell>
          <table:table-cell table:style-name="Tabla2.A1" office:value-type="string">
            <text:p text:style-name="P14">Desplazamiento en Ca2 8 bits</text:p>
          </table:table-cell>
          <table:table-cell table:style-name="Tabla2.A1" office:value-type="string">
            <text:p text:style-name="P14">Desplazamiento en decimal</text:p>
          </table:table-cell>
        </table:table-row>
        <table:table-row>
          <table:table-cell table:style-name="Tabla2.A1" office:value-type="string">
            <text:p text:style-name="P4">0x8C0<text:span text:style-name="T3">4</text:span></text:p>
          </table:table-cell>
          <table:table-cell table:style-name="Tabla2.A1" office:value-type="string">
            <text:p text:style-name="P9">JE cero</text:p>
          </table:table-cell>
          <table:table-cell table:style-name="Tabla2.A1" office:value-type="string">
            <text:p text:style-name="P17"><text:span text:style-name="T2">00000</text:span><text:span text:style-name="T6">0</text:span><text:span text:style-name="T2">1</text:span><text:span text:style-name="T5">0</text:span></text:p>
          </table:table-cell>
          <table:table-cell table:style-name="Tabla2.A1" office:value-type="string">
            <text:p text:style-name="P41">2</text:p>
          </table:table-cell>
        </table:table-row>
        <table:table-row>
          <table:table-cell table:style-name="Tabla2.A1" office:value-type="string">
            <text:p text:style-name="P14">0x8C05</text:p>
          </table:table-cell>
          <table:table-cell table:style-name="Tabla2.A1" office:value-type="string">
            <text:p text:style-name="P9">JL dioNegativo</text:p>
          </table:table-cell>
          <table:table-cell table:style-name="Tabla2.A1" office:value-type="string">
            <text:p text:style-name="P17"><text:span text:style-name="T2">0000101</text:span><text:span text:style-name="T5">0</text:span></text:p>
          </table:table-cell>
          <table:table-cell table:style-name="Tabla2.A1" office:value-type="string">
            <text:p text:style-name="P41">10</text:p>
          </table:table-cell>
        </table:table-row>
        <text:soft-page-break/>
        <table:table-row>
          <table:table-cell table:style-name="Tabla2.A1" office:value-type="string">
            <text:p text:style-name="P14">0x8C06</text:p>
          </table:table-cell>
          <table:table-cell table:style-name="Tabla2.A1" office:value-type="string">
            <text:p text:style-name="P9">JVS huboOverflow</text:p>
          </table:table-cell>
          <table:table-cell table:style-name="Tabla2.A1" office:value-type="string">
            <text:p text:style-name="P17"><text:span text:style-name="T2">000000</text:span><text:span text:style-name="T5">01</text:span></text:p>
          </table:table-cell>
          <table:table-cell table:style-name="Tabla2.A1" office:value-type="string">
            <text:p text:style-name="P41">1</text:p>
          </table:table-cell>
        </table:table-row>
        <table:table-row>
          <table:table-cell table:style-name="Tabla2.A1" office:value-type="string">
            <text:p text:style-name="P14">0x8C0C</text:p>
          </table:table-cell>
          <table:table-cell table:style-name="Tabla2.A1" office:value-type="string">
            <text:p text:style-name="P9">JVS huboOverflow</text:p>
          </table:table-cell>
          <table:table-cell table:style-name="Tabla2.A1" office:value-type="string">
            <text:p text:style-name="P43">11111011</text:p>
          </table:table-cell>
          <table:table-cell table:style-name="Tabla2.A1" office:value-type="string">
            <text:p text:style-name="P39">-<text:span text:style-name="T5">5</text:span></text:p>
          </table:table-cell>
        </table:table-row>
        <table:table-row>
          <table:table-cell table:style-name="Tabla2.A1" office:value-type="string">
            <text:p text:style-name="P14">0x8C0D</text:p>
          </table:table-cell>
          <table:table-cell table:style-name="Tabla2.A1" office:value-type="string">
            <text:p text:style-name="P9">JE cero</text:p>
          </table:table-cell>
          <table:table-cell table:style-name="Tabla2.A1" office:value-type="string">
            <text:p text:style-name="P43">11111001</text:p>
          </table:table-cell>
          <table:table-cell table:style-name="Tabla2.A1" office:value-type="string">
            <text:p text:style-name="P39">-<text:span text:style-name="T5">7</text:span></text:p>
          </table:table-cell>
        </table:table-row>
        <table:table-row>
          <table:table-cell table:style-name="Tabla2.A1" office:value-type="string">
            <text:p text:style-name="P15">0x8C0<text:span text:style-name="T4">E</text:span></text:p>
          </table:table-cell>
          <table:table-cell table:style-name="Tabla2.A1" office:value-type="string">
            <text:p text:style-name="P10">JL dioNegativo</text:p>
          </table:table-cell>
          <table:table-cell table:style-name="Tabla2.A1" office:value-type="string">
            <text:p text:style-name="P17"><text:span text:style-name="T2">000000</text:span><text:span text:style-name="T5">01</text:span></text:p>
          </table:table-cell>
          <table:table-cell table:style-name="Tabla2.A1" office:value-type="string">
            <text:p text:style-name="P41">1</text:p>
          </table:table-cell>
        </table:table-row>
        <table:table-row>
          <table:table-cell table:style-name="Tabla2.A1" office:value-type="string">
            <text:p text:style-name="P40">0x8C12</text:p>
          </table:table-cell>
          <table:table-cell table:style-name="Tabla2.A1" office:value-type="string">
            <text:p text:style-name="P40">J<text:span text:style-name="T1">E finOk</text:span></text:p>
          </table:table-cell>
          <table:table-cell table:style-name="Tabla2.A1" office:value-type="string">
            <text:p text:style-name="P17"><text:span text:style-name="T2">000000</text:span><text:span text:style-name="T5">01</text:span></text:p>
          </table:table-cell>
          <table:table-cell table:style-name="Tabla2.A1" office:value-type="string">
            <text:p text:style-name="P41">1</text:p>
          </table:table-cell>
        </table:table-row>
      </table:table>
      <text:p text:style-name="P9"/>
      <text:p text:style-name="P13">1.c.</text:p>
      <text:p text:style-name="P13">El programa termina correctamente <text:span text:style-name="T14">(se decodifica 0x0FE0)</text:span> y <text:span text:style-name="T1">PC termina en </text:span><text:span text:style-name="T2">0x8C15.</text:span></text:p>
      <text:p text:style-name="P8"/>
      <text:p text:style-name="P18">2.a.</text:p>
      <text:p text:style-name="P19">→<text:span text:style-name="T8"> main está en posición 0xFA00</text:span></text:p>
      <text:p text:style-name="P19">- <text:span text:style-name="T8">MOV R1, 0x4228 ocupa 2 palabras (+2)</text:span></text:p>
      <text:p text:style-name="P20">1. | R1 = 0x4228 |</text:p>
      <text:p text:style-name="P19"/>
      <text:p text:style-name="P19">→<text:span text:style-name="T8"> llama está en posición 0xFA02</text:span></text:p>
      <text:p text:style-name="P19">- <text:span text:style-name="T8">CALL subrut </text:span><text:span text:style-name="T9">ocupa 2 palabras (+4) </text:span></text:p>
      <text:p text:style-name="P20">2. | <text:span text:style-name="T11">[SP = 0xFFEF] = 0xFA0</text:span><text:span text:style-name="T12">4, </text:span><text:span text:style-name="T11">SP = 0xFFEE, </text:span>PC = 0xFA08<text:span text:style-name="T11"> </text:span>|</text:p>
      <text:p text:style-name="P20">5. | <text:span text:style-name="T11">[SP = 0xFFE</text:span><text:span text:style-name="T12">E</text:span><text:span text:style-name="T11">] = 0xFA0</text:span><text:span text:style-name="T12">4, </text:span><text:span text:style-name="T11">SP = 0xFFE</text:span><text:span text:style-name="T12">D</text:span><text:span text:style-name="T11">,</text:span> PC = 0xFA08 |</text:p>
      <text:p text:style-name="P19">- <text:span text:style-name="T9">DW 0x6008 ocupa 1 palabra (+5) – </text:span><text:span text:style-name="T12">Instrucción CMP 0xFEDE [</text:span><text:span text:style-name="T9">0xF450</text:span><text:span text:style-name="T12">]</text:span></text:p>
      <text:p text:style-name="P19">- <text:span text:style-name="T9">DW 0xFEDE ocupa 1 palabra (+6)</text:span></text:p>
      <text:p text:style-name="P19">- <text:span text:style-name="T9">DW 0xF450 ocupa 1 palabra (+7)</text:span></text:p>
      <text:p text:style-name="P38"><text:span text:style-name="T13">9.</text:span><text:span text:style-name="T12"> | Z = 0, N = 1, C = 0, V = 0 |</text:span></text:p>
      <text:p text:style-name="P19">- <text:span text:style-name="T9">DW 0xDEAD ocupa 1 palabra (+8) – </text:span><text:span text:style-name="T13">Instrucción 1101 111010 101101 (este último es un modo de direccionamiento inválido)</text:span></text:p>
      <text:p text:style-name="P23">10. | Instrucción inválida, fin de la ejecución |</text:p>
      <text:p text:style-name="P19"/>
      <text:p text:style-name="P19">→<text:span text:style-name="T9"> subrut está en posición 0xFA08</text:span></text:p>
      <text:p text:style-name="P19">- <text:span text:style-name="T9">DW 0x3840 ocupa 1 palabra (+9) – Instrucción SUB R1, 0x2114</text:span></text:p>
      <text:p text:style-name="P38"><text:span text:style-name="T7">- </text:span><text:span text:style-name="T9">DW 0x2114 ocupa 1 palabra (+</text:span><text:span text:style-name="T11">A</text:span><text:span text:style-name="T9">)</text:span></text:p>
      <text:p text:style-name="P20">3. | R1 = <text:s/><text:span text:style-name="T8">0x4228 – </text:span>0x2114 = 0x2114 | Z = 0, N = 0, C = 0, V = 0 |</text:p>
      <text:p text:style-name="P20">6. | R1 = 0x2114 – 0x2114 = 0x0000 | Z = 1, N = 0, C = 0, V = 0 |</text:p>
      <text:p text:style-name="P19">- <text:span text:style-name="T9">JNE llama ocupa 1 palabra (+</text:span><text:span text:style-name="T11">B</text:span><text:span text:style-name="T9">) : salto de </text:span><text:span text:style-name="T10">11110111</text:span><text:span text:style-name="T9"> </text:span><text:span text:style-name="T10">= </text:span><text:span text:style-name="T9">-</text:span><text:span text:style-name="T10">9</text:span></text:p>
      <text:p text:style-name="P20">4. | PC = 0xFA02 |</text:p>
      <text:p text:style-name="P20">7. | No salta |</text:p>
      <text:p text:style-name="P38"><text:span text:style-name="T9">- DW 0xC000 ocupa 1 palabra (+</text:span><text:span text:style-name="T11">C</text:span><text:span text:style-name="T9">) – </text:span><text:span text:style-name="T11">Instrucción RET</text:span></text:p>
      <text:p text:style-name="P22"><text:span text:style-name="T13">8</text:span>. | <text:s/><text:span text:style-name="T12">PC = [0xFFED + 1] = [0xFFEE] = 0xFA04, SP = 0xFFEE </text:span>|</text:p>
      <text:p text:style-name="P1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Nombre etiqueta</text:p>
          </table:table-cell>
          <table:table-cell table:style-name="Tabla3.A1" office:value-type="string">
            <text:p text:style-name="P6">Dirección en memoria</text:p>
          </table:table-cell>
        </table:table-row>
        <table:table-row>
          <table:table-cell table:style-name="Tabla3.A1" office:value-type="string">
            <text:p text:style-name="P6">main</text:p>
          </table:table-cell>
          <table:table-cell table:style-name="Tabla3.A1" office:value-type="string">
            <text:p text:style-name="P44">0xFA00</text:p>
          </table:table-cell>
        </table:table-row>
        <table:table-row>
          <table:table-cell table:style-name="Tabla3.A1" office:value-type="string">
            <text:p text:style-name="P25">llama</text:p>
          </table:table-cell>
          <table:table-cell table:style-name="Tabla3.A1" office:value-type="string">
            <text:p text:style-name="P44">0xFA02</text:p>
          </table:table-cell>
        </table:table-row>
        <table:table-row>
          <table:table-cell table:style-name="Tabla3.A1" office:value-type="string">
            <text:p text:style-name="P25">subrut</text:p>
          </table:table-cell>
          <table:table-cell table:style-name="Tabla3.A1" office:value-type="string">
            <text:p text:style-name="P45">0xFA08</text:p>
          </table:table-cell>
        </table:table-row>
      </table:table>
      <text:p text:style-name="P21"/>
      <text:p text:style-name="P24">2.b.</text:p>
      <table:table table:name="Tabla4" table:style-name="Tabla4">
        <table:table-column table:style-name="Tabla4.A" table:number-columns-repeated="3"/>
        <table:table-column table:style-name="Tabla4.D"/>
        <table:table-row>
          <table:table-cell table:style-name="Tabla4.A1" office:value-type="string">
            <text:p text:style-name="P16">Dirección de memoria</text:p>
          </table:table-cell>
          <table:table-cell table:style-name="Tabla4.A1" office:value-type="string">
            <text:p text:style-name="P16">Instrucción</text:p>
          </table:table-cell>
          <table:table-cell table:style-name="Tabla4.A1" office:value-type="string">
            <text:p text:style-name="P16">Desplazamiento en Ca2 8 bits</text:p>
          </table:table-cell>
          <table:table-cell table:style-name="Tabla4.A1" office:value-type="string">
            <text:p text:style-name="P16">Desplazamiento en decimal</text:p>
          </table:table-cell>
        </table:table-row>
        <table:table-row>
          <table:table-cell table:style-name="Tabla4.A1" office:value-type="string">
            <text:p text:style-name="P24">0xFA0A</text:p>
          </table:table-cell>
          <table:table-cell table:style-name="Tabla4.A1" office:value-type="string">
            <text:p text:style-name="P26"><text:span text:style-name="T1">J</text:span><text:span text:style-name="T14">NE llama</text:span></text:p>
          </table:table-cell>
          <table:table-cell table:style-name="Tabla4.A1" office:value-type="string">
            <text:p text:style-name="P46">11110111</text:p>
          </table:table-cell>
          <table:table-cell table:style-name="Tabla4.A1" office:value-type="string">
            <text:p text:style-name="P42">-<text:span text:style-name="T14">9</text:span></text:p>
          </table:table-cell>
        </table:table-row>
      </table:table>
      <text:p text:style-name="P11"/>
      <text:p text:style-name="P24">2.c.</text:p>
      <text:p text:style-name="P26"><text:span text:style-name="T3">El programa termina correctamente </text:span><text:span text:style-name="T14">(se decodifica 0xDEAD),</text:span><text:span text:style-name="T3"> </text:span><text:span text:style-name="T1">PC termina en </text:span><text:span text:style-name="T9">0xFA0</text:span><text:span text:style-name="T14">8 y SP en </text:span><text:span text:style-name="T12">0xFFEE</text:span><text:span text:style-name="T2">.</text:span></text:p>
      <text:p text:style-name="P26"/>
      <text:p text:style-name="P24">3.a.<text:span text:style-name="T26">b.</text:span></text:p>
      <text:p text:style-name="P26"><text:soft-page-break/><text:span text:style-name="T20">→</text:span><text:span text:style-name="T21"> main está en posición </text:span><text:span text:style-name="T19">i. 0x0001 ii. 0x0000</text:span></text:p>
      <text:p text:style-name="P27">- <text:span text:style-name="T15">MOV R2, 0x0004 ocupa 2 palabras (+2) – </text:span><text:span text:style-name="T16">La primera palabra es la instrucción 0001 100010 000000 = 0x1880</text:span></text:p>
      <text:p text:style-name="P28"><text:span text:style-name="T16">1.i.ii. </text:span>| R2 = 0x0004 |</text:p>
      <text:p text:style-name="P30">5.ii. | R2 = 0x0004 |</text:p>
      <text:p text:style-name="P28">- MOV R1, [R2] ocupa 1 palabra (+3)</text:p>
      <text:p text:style-name="P29">2.i. | R1 = [R2] = [0x0004] = <text:span text:style-name="T25">0x6858,</text:span> |</text:p>
      <text:p text:style-name="P29">2.ii. | R1 = [R2] = [0x0004] = 0x0004 |</text:p>
      <text:p text:style-name="P37"><text:span text:style-name="T18">6.</text:span><text:span text:style-name="T17">ii. | R1 = [R2] = [0x0004] = 0x0004 |</text:span></text:p>
      <text:p text:style-name="P31"><text:span text:style-name="T18">- CMP R1, [[0x0004]] ocupa 2 palabras (+5) – La palabra en posición 0x0004 es, en caso i., 0110 </text:span><text:span text:style-name="T19">100001 011000 = 0x6858, en caso ii., 0x0004</text:span></text:p>
      <text:p text:style-name="P32"><text:span text:style-name="T17">3.i. | Z = </text:span><text:span text:style-name="T19">0</text:span><text:span text:style-name="T17">, N = </text:span><text:span text:style-name="T19">0</text:span><text:span text:style-name="T17">, C = </text:span><text:span text:style-name="T19">0</text:span><text:span text:style-name="T17">, V = </text:span><text:span text:style-name="T19">0</text:span><text:span text:style-name="T17"> |</text:span></text:p>
      <text:p text:style-name="P32"><text:span text:style-name="T17">3.ii. | Z = </text:span><text:span text:style-name="T19">1</text:span><text:span text:style-name="T17">, N = </text:span><text:span text:style-name="T19">0</text:span><text:span text:style-name="T17">, C = </text:span><text:span text:style-name="T19">0</text:span><text:span text:style-name="T17">, V = </text:span><text:span text:style-name="T19">0</text:span><text:span text:style-name="T17"> </text:span><text:span text:style-name="T19">|</text:span></text:p>
      <text:p text:style-name="P37"><text:span text:style-name="T19">7.</text:span><text:span text:style-name="T17">ii. </text:span><text:span text:style-name="T18">| Z = </text:span><text:span text:style-name="T19">1</text:span><text:span text:style-name="T18">, N = </text:span><text:span text:style-name="T19">0</text:span><text:span text:style-name="T18">, C = </text:span><text:span text:style-name="T19">0</text:span><text:span text:style-name="T18">, V = </text:span><text:span text:style-name="T19">0</text:span><text:span text:style-name="T18"> </text:span><text:span text:style-name="T19">|</text:span></text:p>
      <text:p text:style-name="P33"><text:span text:style-name="T17">- JE main ocupa 1 palabra (+6) : </text:span><text:span text:style-name="T19">salto de </text:span><text:span text:style-name="T22">11111010</text:span><text:span text:style-name="T19"> = -6</text:span></text:p>
      <text:p text:style-name="P48">4.i. | No salta |</text:p>
      <text:p text:style-name="P48">4.ii. | PC = 0x0000 |</text:p>
      <text:p text:style-name="P30">8.ii. | PC = 0x0000… loop infinito |</text:p>
      <text:p text:style-name="P34"><text:span text:style-name="T17">- </text:span><text:span text:style-name="T22">JNE seguir ocupa 1 palabra (+7) : salto de 00000001 = 1</text:span></text:p>
      <text:p text:style-name="P50">5.i. | PC = 0x0009 |</text:p>
      <text:p text:style-name="P50">- DW 0x0034 ocupa 1 palabra (+8)</text:p>
      <text:p text:style-name="P50">→ seguir está en posición i. 0x0009, ii. 0x0008</text:p>
      <text:p text:style-name="P50">- ADD [R2 + 0x0008], 0xA64B ocupa 3 palabras (+11)</text:p>
      <text:p text:style-name="P36"><text:span text:style-name="T17">6.i. | [</text:span><text:span text:style-name="T23">0x000C</text:span><text:span text:style-name="T17">] </text:span><text:span text:style-name="T23">= [0x000C] + 0xA64B = 0x3862 + 0xA64B = 0xDEAD</text:span><text:span text:style-name="T17"> | </text:span><text:span text:style-name="T23">Z = 0, N = 1, C = 0, V = 0</text:span><text:span text:style-name="T17"> </text:span><text:span text:style-name="T23">|</text:span></text:p>
      <text:p text:style-name="P35"><text:span text:style-name="T17">- SUB R1, R2 ocupa 1 palabra (+12) – </text:span><text:span text:style-name="T23">La palabra en posición 0x000C es, en caso i., 0011 100001 100010 = 0x3862, en el caso</text:span></text:p>
      <text:p text:style-name="P37"><text:span text:style-name="T17">7.i. | Como ahora [0x000C] = 0xDEAD: </text:span><text:span text:style-name="T24">Instrucción inválida, fin de la ejecución</text:span><text:span text:style-name="T17"> |</text:span></text:p>
      <text:p text:style-name="P30"/>
      <text:p text:style-name="P51">La ejecución cambia, el programa entra en un ciclo infinito. La razón es que en MOV R1, [R2] se accede a la posición de memoria 0x0004, que contiene datos distintos según el programa haya sido cargado desde 0x0001 o 0x000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09:28:18.771812210</meta:creation-date>
    <dc:date>2023-10-05T13:13:38.792301979</dc:date>
    <meta:editing-duration>PT6M16S</meta:editing-duration>
    <meta:editing-cycles>1</meta:editing-cycles>
    <meta:generator>LibreOffice/7.5.6.2$Linux_X86_64 LibreOffice_project/50$Build-2</meta:generator>
    <meta:document-statistic meta:table-count="4" meta:image-count="0" meta:object-count="0" meta:page-count="3" meta:paragraph-count="151" meta:word-count="1013" meta:character-count="4534" meta:non-whitespace-character-count="3659"/>
  </office:meta>
</office:document-meta>
</file>